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2d792"/>
    </style:style>
    <style:style style:name="P2" style:family="paragraph" style:parent-style-name="Standard" style:list-style-name="L1">
      <style:text-properties officeooo:paragraph-rsid="00221f45"/>
    </style:style>
    <style:style style:name="P3" style:family="paragraph" style:parent-style-name="Standard" style:list-style-name="L1">
      <style:text-properties officeooo:paragraph-rsid="0020756f"/>
    </style:style>
    <style:style style:name="P4" style:family="paragraph" style:parent-style-name="Standard" style:list-style-name="L1">
      <style:text-properties officeooo:rsid="0020756f" officeooo:paragraph-rsid="0020756f"/>
    </style:style>
    <style:style style:name="P5" style:family="paragraph" style:parent-style-name="Standard" style:list-style-name="L1">
      <style:text-properties officeooo:rsid="0020756f" officeooo:paragraph-rsid="00221f45"/>
    </style:style>
    <style:style style:name="P6" style:family="paragraph" style:parent-style-name="Standard">
      <style:text-properties officeooo:rsid="0020756f" officeooo:paragraph-rsid="0020756f"/>
    </style:style>
    <style:style style:name="P7" style:family="paragraph" style:parent-style-name="Standard" style:list-style-name="L1">
      <style:text-properties officeooo:rsid="000ccf37" officeooo:paragraph-rsid="0028d0c1"/>
    </style:style>
    <style:style style:name="P8" style:family="paragraph" style:parent-style-name="Standard" style:list-style-name="L1">
      <style:text-properties officeooo:rsid="00221f45" officeooo:paragraph-rsid="00221f45"/>
    </style:style>
    <style:style style:name="P9" style:family="paragraph" style:parent-style-name="Standard" style:list-style-name="L1">
      <style:text-properties officeooo:rsid="0028129b" officeooo:paragraph-rsid="0028129b"/>
    </style:style>
    <style:style style:name="P10" style:family="paragraph" style:parent-style-name="Standard" style:list-style-name="L1">
      <style:text-properties fo:font-style="normal" officeooo:rsid="0028129b" officeooo:paragraph-rsid="0028129b" style:font-style-asian="normal" style:font-style-complex="normal"/>
    </style:style>
    <style:style style:name="P11" style:family="paragraph" style:parent-style-name="Standard">
      <style:text-properties officeooo:rsid="002ab39c" officeooo:paragraph-rsid="002ab39c"/>
    </style:style>
    <style:style style:name="P12" style:family="paragraph" style:parent-style-name="Standard" style:list-style-name="L2">
      <style:text-properties officeooo:paragraph-rsid="002ab39c"/>
    </style:style>
    <style:style style:name="P13" style:family="paragraph" style:parent-style-name="Standard" style:list-style-name="L1">
      <style:text-properties officeooo:rsid="002e6e49" officeooo:paragraph-rsid="002e6e49"/>
    </style:style>
    <style:style style:name="P14" style:family="paragraph" style:parent-style-name="Standard" style:list-style-name="L1">
      <style:text-properties officeooo:rsid="002f531a" officeooo:paragraph-rsid="002f531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7" style:family="paragraph" style:parent-style-name="Heading_20_2">
      <style:text-properties officeooo:rsid="000a99e4" officeooo:paragraph-rsid="000a99e4"/>
    </style:style>
    <style:style style:name="T1" style:family="text">
      <style:text-properties officeooo:rsid="0020756f"/>
    </style:style>
    <style:style style:name="T2" style:family="text">
      <style:text-properties officeooo:rsid="0025253f"/>
    </style:style>
    <style:style style:name="T3" style:family="text">
      <style:text-properties officeooo:rsid="002703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ab39c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646464" style:font-name="Monospace" fo:font-size="10pt" style:font-size-asian="10pt"/>
    </style:style>
    <style:style style:name="T8" style:family="text">
      <style:text-properties fo:color="#646464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3f5fbf" style:font-name="Monospace" fo:font-size="10pt" style:font-size-asian="10pt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008080" style:font-name="Monospace" fo:font-size="10pt" style:font-size-asian="10pt"/>
    </style:style>
    <style:style style:name="T15" style:family="text">
      <style:text-properties fo:color="#3f7f7f" style:font-name="Monospace" fo:font-size="10pt" style:font-size-asian="10pt"/>
    </style:style>
    <style:style style:name="T16" style:family="text">
      <style:text-properties fo:color="#3c3c3c"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0</text:span> : <text:span text:style-name="T1">Installation</text:span></text:h>
      <text:p text:style-name="Standard"/>
      <text:h text:style-name="P17" text:outline-level="2"/>
      <text:list xml:id="list7858106219727122548" text:style-name="L1">
        <text:list-item>
          <text:p text:style-name="P4">Installation Maven et/ou Graddle</text:p>
        </text:list-item>
        <text:list-item>
          <text:p text:style-name="P4">Installation Spring CLI</text:p>
          <text:list>
            <text:list-item>
              <text:p text:style-name="P4">Exécution application Hello</text:p>
            </text:list-item>
          </text:list>
        </text:list-item>
        <text:list-item>
          <text:p text:style-name="P7"><text:span text:style-name="T1">Installation Spring Tools Suite</text:span> </text:p>
        </text:list-item>
        <text:list-item>
          <text:p text:style-name="P7"><text:span text:style-name="T1">Création d'un projet Java Spring Boot</text:span></text:p>
          <text:list>
            <text:list-item>
              <text:list>
                <text:list-item>
                  <text:p text:style-name="P8">Dépendance sur Web <text:span text:style-name="T2">+ code exemple</text:span></text:p>
                </text:list-item>
                <text:list-item>
                  <text:p text:style-name="P5">Exécution, <text:span text:style-name="T3">(Run As → Spring Boot App)</text:span></text:p>
                </text:list-item>
                <text:list-item>
                  <text:p text:style-name="P9">Accèder à localhost:8080</text:p>
                </text:list-item>
                <text:list-item>
                  <text:p text:style-name="P9">Aller dans les Run Configurations, surcharger la propriété <text:span text:style-name="T4">server.port</text:span></text:p>
                  <text:list>
                    <text:list-item>
                      <text:p text:style-name="P10">Accèder à la nouvelle URL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212201097923407" text:continue-numbering="true" text:style-name="L1">
        <text:list-item>
          <text:p text:style-name="P3"><text:span text:style-name="T1"><text:s text:c="5"/>Créer une classe contenant le code suivant :</text:span></text:p>
        </text:list-item>
      </text:list>
      <text:p text:style-name="P6"/>
      <text:p text:style-name="P6"><text:span text:style-name="T7">@Component</text:span></text:p>
      <text:p text:style-name="P15"><text:span text:style-name="T7">@</text:span><text:span text:style-name="T8">ConfigurationProperties</text:span><text:span text:style-name="T6">(</text:span><text:span text:style-name="T9">"hello"</text:span><text:span text:style-name="T6">)</text:span></text:p>
      <text:p text:style-name="P15"><text:span text:style-name="T10">public</text:span><text:span text:style-name="T6"> </text:span><text:span text:style-name="T10">class</text:span><text:span text:style-name="T6"> HelloProperties {</text:span></text:p>
      <text:p text:style-name="P16"/>
      <text:p text:style-name="P15"><text:span text:style-name="T6"><text:tab/></text:span><text:span text:style-name="T11">/**</text:span></text:p>
      <text:p text:style-name="P15"><text:span text:style-name="T11"><text:tab/> * Greeting message returned by the Hello Rest service.</text:span></text:p>
      <text:p text:style-name="P15"><text:span text:style-name="T11"><text:tab/> */</text:span></text:p>
      <text:p text:style-name="P15"><text:span text:style-name="T6"><text:tab/></text:span><text:span text:style-name="T10">private</text:span><text:span text:style-name="T6"> String </text:span><text:span text:style-name="T12">greeting</text:span><text:span text:style-name="T6"> = </text:span><text:span text:style-name="T9">"Welcome "</text:span><text:span text:style-name="T6">;</text:span></text:p>
      <text:p text:style-name="P16"/>
      <text:p text:style-name="P15"><text:span text:style-name="T6"><text:tab/></text:span><text:span text:style-name="T10">public</text:span><text:span text:style-name="T6"> String getGreeting() {</text:span></text:p>
      <text:p text:style-name="P15"><text:span text:style-name="T6"><text:tab/><text:tab/></text:span><text:span text:style-name="T10">return</text:span><text:span text:style-name="T6"> </text:span><text:span text:style-name="T12">greeting</text:span><text:span text:style-name="T6">;</text:span></text:p>
      <text:p text:style-name="P15"><text:span text:style-name="T6"><text:tab/>}</text:span></text:p>
      <text:p text:style-name="P16"/>
      <text:p text:style-name="P15"><text:span text:style-name="T6"><text:tab/></text:span><text:span text:style-name="T10">public</text:span><text:span text:style-name="T6"> </text:span><text:span text:style-name="T10">void</text:span><text:span text:style-name="T6"> setGreeting(String </text:span><text:span text:style-name="T13">greeting</text:span><text:span text:style-name="T6">) {</text:span></text:p>
      <text:p text:style-name="P15"><text:span text:style-name="T6"><text:tab/><text:tab/></text:span><text:span text:style-name="T10">this</text:span><text:span text:style-name="T6">.</text:span><text:span text:style-name="T12">greeting</text:span><text:span text:style-name="T6"> = </text:span><text:span text:style-name="T13">greeting</text:span><text:span text:style-name="T6">;</text:span></text:p>
      <text:p text:style-name="P15"><text:span text:style-name="T6"><text:tab/>}</text:span></text:p>
      <text:p text:style-name="P15"><text:span text:style-name="T6">}</text:span></text:p>
      <text:p text:style-name="P6"/>
      <text:p text:style-name="P6"/>
      <text:list xml:id="list5574068378406999837" text:style-name="L2">
        <text:list-item>
          <text:p text:style-name="P12"><text:span text:style-name="T5">Une autre classe implémentant un service REST :</text:span></text:p>
        </text:list-item>
      </text:list>
      <text:p text:style-name="P11"/>
      <text:p text:style-name="P11"><text:span text:style-name="T7">@RestController</text:span></text:p>
      <text:p text:style-name="P15"><text:span text:style-name="T10">public</text:span><text:span text:style-name="T6"> </text:span><text:span text:style-name="T10">class</text:span><text:span text:style-name="T6"> HelloController {</text:span></text:p>
      <text:p text:style-name="P16"/>
      <text:p text:style-name="P15"><text:span text:style-name="T6"><text:tab/></text:span><text:span text:style-name="T7">@Autowired</text:span></text:p>
      <text:p text:style-name="P15"><text:span text:style-name="T6"><text:tab/>HelloProperties </text:span><text:span text:style-name="T12">props</text:span><text:span text:style-name="T6">;</text:span></text:p>
      <text:p text:style-name="P15"><text:span text:style-name="T6"><text:tab/></text:span></text:p>
      <text:p text:style-name="P15"><text:span text:style-name="T6"><text:tab/></text:span><text:span text:style-name="T7">@RequestMapping</text:span><text:span text:style-name="T6">(</text:span><text:span text:style-name="T9">"/hello"</text:span><text:span text:style-name="T6">)</text:span></text:p>
      <text:p text:style-name="P15"><text:span text:style-name="T6"><text:tab/></text:span><text:span text:style-name="T10">public</text:span><text:span text:style-name="T6"> String hello(</text:span><text:span text:style-name="T7">@RequestParam</text:span><text:span text:style-name="T6"> String </text:span><text:span text:style-name="T13">name</text:span><text:span text:style-name="T6">) {</text:span></text:p>
      <text:p text:style-name="P15"><text:span text:style-name="T6"><text:tab/><text:tab/></text:span><text:span text:style-name="T10">return</text:span><text:span text:style-name="T6"> </text:span><text:span text:style-name="T12">props</text:span><text:span text:style-name="T6">.getGreeting()+</text:span><text:span text:style-name="T13">name</text:span><text:span text:style-name="T6">;</text:span></text:p>
      <text:p text:style-name="P15"><text:span text:style-name="T6"><text:tab/>}</text:span></text:p>
      <text:p text:style-name="P15"><text:span text:style-name="T6">}</text:span></text:p>
      <text:p text:style-name="P11"/>
      <text:p text:style-name="P11">Ajouter dans le <text:span text:style-name="T4">pom.xml</text:span> une dépendance permettant de traiter l'annotation <text:span text:style-name="T4">@ConfigurationProperties</text:span> pendant la phase de build et créer les fichiers nécessaires afin que Spring Tool prennent en compte les nouvelles propriétés :</text:p>
      <text:p text:style-name="P11"><text:span text:style-name="T14"><text:s text:c="12"/>&lt;</text:span><text:span text:style-name="T15">dependency</text:span><text:span text:style-name="T14">&gt;</text:span></text:p>
      <text:p text:style-name="P15"><text:soft-page-break/><text:span text:style-name="T16"><text:tab/><text:tab/><text:tab/></text:span><text:span text:style-name="T14">&lt;</text:span><text:span text:style-name="T15">groupId</text:span><text:span text:style-name="T14">&gt;</text:span><text:span text:style-name="T16">org.springframework.boot</text:span><text:span text:style-name="T14">&lt;/</text:span><text:span text:style-name="T15">groupId</text:span><text:span text:style-name="T14">&gt;</text:span></text:p>
      <text:p text:style-name="P15"><text:span text:style-name="T16"><text:tab/><text:tab/><text:tab/></text:span><text:span text:style-name="T14">&lt;</text:span><text:span text:style-name="T15">artifactId</text:span><text:span text:style-name="T14">&gt;</text:span><text:span text:style-name="T16">spring-boot-configuration-processor</text:span><text:span text:style-name="T14">&lt;/</text:span><text:span text:style-name="T15">artifactId</text:span><text:span text:style-name="T14">&gt;</text:span></text:p>
      <text:p text:style-name="P15"><text:span text:style-name="T16"><text:tab/><text:tab/></text:span><text:span text:style-name="T14">&lt;/</text:span><text:span text:style-name="T15">dependency</text:span><text:span text:style-name="T14">&gt;</text:span></text:p>
      <text:p text:style-name="P11"/>
      <text:p text:style-name="P11"/>
      <text:list xml:id="list212202915575843" text:continue-list="list212201097923407" text:style-name="L1">
        <text:list-item>
          <text:p text:style-name="P13">Tester ensuite la complétion dans l'éditeur de propriétés </text:p>
        </text:list-item>
        <text:list-item>
          <text:p text:style-name="P14">Tester l'application</text:p>
          <text:p text:style-name="P2"/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6-11-22T21:22:00.995821099</dc:date>
    <meta:editing-duration>PT1H57M38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190" meta:character-count="1411" meta:non-whitespace-character-count="1231"/>
  </office:meta>
</office:document-meta>
</file>